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vPanel.setTagId( String tag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Panel.Div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Panel.setDataSource( String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Panel.setFirstPage( String first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Panel.do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